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1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2-01" calcext:value-type="date">
            <text:p>12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1-03" calcext:value-type="date">
            <text:p>11/03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5-11-06" calcext:value-type="date">
            <text:p>11/06/25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1 Hour</text:p>
          </table:table-cell>
          <table:covered-table-cell table:number-columns-repeated="4" table:style-name="ce45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1-10" calcext:value-type="date">
            <text:p>11/10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5-11-13" calcext:value-type="date">
            <text:p>11/13/25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1-17" calcext:value-type="date">
            <text:p>11/17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5-11-20" calcext:value-type="date">
            <text:p>11/20/25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1-24" calcext:value-type="date">
            <text:p>11/24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11-27" calcext:value-type="date">
            <text:p>11/27/25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50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31" office:value-type="string" calcext:value-type="string">
            <text:p><text:s/></text:p>
          </table:table-cell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1-20T19:41:19.392151509</dc:date>
    <meta:editing-duration>PT3H56M43S</meta:editing-duration>
    <meta:editing-cycles>57</meta:editing-cycles>
    <meta:generator>LibreOffice/7.4.7.2$Linux_AARCH64 LibreOffice_project/40$Build-2</meta:generator>
    <meta:document-statistic meta:table-count="1" meta:cell-count="69" meta:object-count="1"/>
  </office:meta>
</office:document-meta>
</file>